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200000387ECBBFCCD.png" manifest:media-type="image/png"/>
  <manifest:file-entry manifest:full-path="Pictures/10000001000006EC000003F9850CA21A.png" manifest:media-type="image/png"/>
  <manifest:file-entry manifest:full-path="Pictures/100000010000071A0000044FD94E55E1.png" manifest:media-type="image/png"/>
  <manifest:file-entry manifest:full-path="Pictures/1000000100000600000003302189FDB6.png" manifest:media-type="image/png"/>
  <manifest:file-entry manifest:full-path="Pictures/100000010000071A000003D42658B10B.png" manifest:media-type="image/png"/>
  <manifest:file-entry manifest:full-path="Pictures/1000000100000712000003B72CE92DE3.png" manifest:media-type="image/png"/>
  <manifest:file-entry manifest:full-path="Pictures/10000001000006FE00000410D9086F38.png" manifest:media-type="image/png"/>
  <manifest:file-entry manifest:full-path="Pictures/1000000100000714000004035D1B5FB3.png" manifest:media-type="image/png"/>
  <manifest:file-entry manifest:full-path="Pictures/1000000100000698000002720638B305.png" manifest:media-type="image/png"/>
  <manifest:file-entry manifest:full-path="Pictures/10000001000006200000028F9FF0F671.png" manifest:media-type="image/png"/>
  <manifest:file-entry manifest:full-path="Pictures/10000001000005CC000001E513CF77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0" text:anchor-type="char" svg:width="6.9252in" svg:height="3.648in" draw:z-index="9"><draw:image xlink:href="Pictures/10000001000006B200000387ECBBFCC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char" svg:x="0.2709in" svg:y="0.3717in" svg:width="6.9252in" svg:height="4.2016in" draw:z-index="0"><draw:image xlink:href="Pictures/100000010000071A0000044FD94E55E1.png" xlink:type="simple" xlink:show="embed" xlink:actuate="onLoad" draw:mime-type="image/png"/></draw:frame><text:line-break/></text:p>
      <text:p text:style-name="P1"><draw:frame draw:style-name="fr1" draw:name="Image4" text:anchor-type="char" svg:x="-0.1835in" svg:y="4.9902in" svg:width="6.9252in" svg:height="3.7327in" draw:z-index="2"><draw:image xlink:href="Pictures/100000010000071A000003D42658B10B.png" xlink:type="simple" xlink:show="embed" xlink:actuate="onLoad" draw:mime-type="image/png"/></draw:frame><draw:frame draw:style-name="fr1" draw:name="Image5" text:anchor-type="char" svg:x="0in" svg:y="0.2917in" svg:width="6.9252in" svg:height="3.6382in" draw:z-index="4"><draw:image xlink:href="Pictures/1000000100000712000003B72CE92DE3.png" xlink:type="simple" xlink:show="embed" xlink:actuate="onLoad" draw:mime-type="image/png"/></draw:frame></text:p>
      <text:p text:style-name="P1"><draw:frame draw:style-name="fr1" draw:name="Image3" text:anchor-type="char" svg:x="0.0472in" svg:y="5.2201in" svg:width="6.4555in" svg:height="3.5646in" draw:z-index="3"><draw:image xlink:href="Pictures/10000001000006FE00000410D9086F38.png" xlink:type="simple" xlink:show="embed" xlink:actuate="onLoad" draw:mime-type="image/png"/></draw:frame><draw:frame draw:style-name="fr1" draw:name="Image2" text:anchor-type="char" svg:x="0.172in" svg:y="0.2055in" svg:width="6.9252in" svg:height="3.9244in" draw:z-index="1"><draw:image xlink:href="Pictures/1000000100000714000004035D1B5FB3.png" xlink:type="simple" xlink:show="embed" xlink:actuate="onLoad" draw:mime-type="image/png"/></draw:frame></text:p>
      <text:p text:style-name="P1"><draw:frame draw:style-name="fr1" draw:name="Image6" text:anchor-type="char" svg:x="-0.2862in" svg:y="0.1646in" svg:width="6.5457in" svg:height="3.7571in" draw:z-index="5"><draw:image xlink:href="Pictures/10000001000006EC000003F9850CA21A.png" xlink:type="simple" xlink:show="embed" xlink:actuate="onLoad" draw:mime-type="image/png"/></draw:frame><text:line-break/><draw:frame draw:style-name="fr1" draw:name="Image11" text:anchor-type="char" svg:x="0.1146in" svg:y="5.3126in" svg:width="6.9252in" svg:height="3.6783in" draw:z-index="10"><draw:image xlink:href="Pictures/1000000100000600000003302189FDB6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><draw:frame draw:style-name="fr2" draw:name="Image7" text:anchor-type="char" svg:width="6.9252in" svg:height="2.5681in" draw:z-index="6"><draw:image xlink:href="Pictures/1000000100000698000002720638B305.png" xlink:type="simple" xlink:show="embed" xlink:actuate="onLoad" draw:mime-type="image/png"/></draw:frame><draw:frame draw:style-name="fr1" draw:name="Image8" text:anchor-type="char" svg:x="0.2291in" svg:y="2.3335in" svg:width="6.3902in" svg:height="2.6689in" draw:z-index="7"><draw:image xlink:href="Pictures/10000001000006200000028F9FF0F671.png" xlink:type="simple" xlink:show="embed" xlink:actuate="onLoad" draw:mime-type="image/png"/></draw:frame><draw:frame draw:style-name="fr1" draw:name="Image9" text:anchor-type="char" svg:x="-0.1563in" svg:y="6.198in" svg:width="6.9252in" svg:height="2.2634in" draw:z-index="8"><draw:image xlink:href="Pictures/10000001000005CC000001E513CF77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3:00:50.540000000</meta:creation-date>
    <dc:date>2024-08-27T14:11:15.262000000</dc:date>
    <meta:editing-duration>PT58M5S</meta:editing-duration>
    <meta:editing-cycles>4</meta:editing-cycles>
    <meta:generator>LibreOffice/24.2.0.3$Windows_X86_64 LibreOffice_project/da48488a73ddd66ea24cf16bbc4f7b9c08e9bea1</meta:generator>
    <meta:document-statistic meta:table-count="0" meta:image-count="11" meta:object-count="0" meta:page-count="5" meta:paragraph-count="2" meta:word-count="0" meta:character-count="2" meta:non-whitespace-character-count="0"/>
  </office:meta>
</office:document-meta>
</file>